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SimpleActionModel.getFormBean( Declaration sourceElement , GenStrutsApp parentAp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SimpleActionModel.addForwards( AnnotationInstance annotation , GenStrutsApp parentApp , ClassDeclaration jclas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9">
            <text:p text:style-name="Table_20_Contents">9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GenSimpleActionModel.GenSimpleActionModel( AnnotationInstance annotation , GenStrutsApp parentApp , ClassDeclaration j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ActionForward.addActionOutputs( AnnotationInstance annotation , ClassDeclaration j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impleActionForward.SimpleActionForward( GenStrutsApp parent , AnnotationInstance annotation , ClassDeclaration j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SimpleActionModel.init( String actionName , AnnotationInstance annotation , GenStrutsApp parentApp , ClassDeclaration jclas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SimpleActionForward.SimpleActionForward( String name , GenStrutsApp parent , AnnotationInstance annotation , ClassDeclaration j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SimpleActionModel.getForwards( AnnotationInstance annotation , ClassDeclaration jclass , GenStrutsApp parentAp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